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すす、す、すすすみません・・・っ　あ、あ、
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・・・け・・・け、け、携帯の・・・アレを・・・
く、く、くださぃ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はい、どーぞー。　ご迷惑おかけします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ぁ・・・う・・・け、携帯トイレくださぁい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はい、どーぞ・・・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すいません、さっきので最後みたいで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ふえぇっ？　そんなぁ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お、おトイレ・・・っ！！　どうしよぉ・・・っ！
　も、もぅ・・・がまん・・・っ　できないのにぃ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！</text:p>
          </table:table-cell>
          <table:table-cell table:style-name="ce0" office:value-type="string">
            <text:p>Outdoor pee - L6 A Nyanko</text:p>
          </table:table-cell>
          <table:table-cell table:style-name="ce0"/>
          <table:table-cell table:style-name="ce0" office:value-type="string">
            <text:p>......!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だよ、こ、これ・・・は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い、いいの・・・っ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ありがとっ！！　・・・はぅ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っ、く・・・ぁ、あ、ぁ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あ、ぁ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っちゃ・・・た・・・ぐずん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